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marker-start="Arrowheads_20_3" draw:marker-start-width="0.3cm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82cm" fo:min-width="0.188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fo:font-size="13pt" style:font-size-asian="13pt" style:font-size-complex="13pt"/>
    </style:style>
    <style:style style:name="P2" style:family="paragraph">
      <style:paragraph-properties fo:text-align="center"/>
      <style:text-properties fo:color="#ffffff" loext:opacity="100%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loext:opacity="100%" fo:font-size="10.5pt" style:font-size-asian="10.5pt" style:font-size-complex="10.5pt"/>
    </style:style>
    <style:style style:name="P6" style:family="paragraph">
      <style:paragraph-properties fo:text-align="center"/>
      <style:text-properties fo:color="#ffffff" loext:opacity="100%" fo:font-size="10.5pt" style:font-size-asian="10.5pt" style:font-size-complex="10.5pt"/>
    </style:style>
    <style:style style:name="T1" style:family="text">
      <style:text-properties fo:color="#ffffff" loext:opacity="100%" fo:font-size="13pt" style:font-size-asian="13pt" style:font-size-complex="13pt"/>
    </style:style>
    <style:style style:name="T2" style:family="text">
      <style:text-properties fo:color="#ffffff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0.75cm" svg:x="2.5cm" svg:y="2.5cm">
          <text:p text:style-name="P1"><text:span text:style-name="T1">n=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25cm" svg:x="5cm" svg:y="3.5cm">
          <text:p text:style-name="P1"><text:span text:style-name="T1">Mul=1*5</text:span></text:p>
          <text:p text:style-name="P1"><text:span text:style-name="T1">dfs(4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5cm" svg:height="1.25cm" svg:x="1.75cm" svg:y="2cm">
          <text:p text:style-name="P1"><text:span text:style-name="T1">N=5</text:span></text:p>
          <text:p text:style-name="P1"><text:span text:style-name="T1">dfs(5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.5cm" svg:x="8.5cm" svg:y="5cm">
          <text:p text:style-name="P1"><text:span text:style-name="T1">Mul=5*4</text:span></text:p>
          <text:p text:style-name="P1"><text:span text:style-name="T1">dfs(3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25cm" svg:x="12cm" svg:y="6.75cm">
          <text:p text:style-name="P1"><text:span text:style-name="T1">Mul=20*3</text:span></text:p>
          <text:p text:style-name="P1"><text:span text:style-name="T1">dfs(2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25cm" svg:x="15.5cm" svg:y="8.25cm">
          <text:p text:style-name="P1"><text:span text:style-name="T1">Mul=60*2</text:span></text:p>
          <text:p text:style-name="P1"><text:span text:style-name="T1">dfs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.25cm" svg:x="19cm" svg:y="9.75cm">
          <text:p text:style-name="P1"><text:span text:style-name="T1">Mul=60*2</text:span></text:p>
          <text:p text:style-name="P1"><text:span text:style-name="T1">dfs(1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25cm" svg:x="22.5cm" svg:y="11.25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cm" svg:y1="3.25cm" svg:x2="5cm" svg:y2="3.5cm">
          <text:p/>
        </draw:line>
        <draw:line draw:style-name="gr5" draw:text-style-name="P3" draw:layer="layout" svg:x1="4cm" svg:y1="3.223cm" svg:x2="5cm" svg:y2="3.473cm">
          <text:p/>
        </draw:line>
        <draw:line draw:style-name="gr5" draw:text-style-name="P3" draw:layer="layout" svg:x1="7.5cm" svg:y1="4.75cm" svg:x2="8.5cm" svg:y2="5cm">
          <text:p/>
        </draw:line>
        <draw:line draw:style-name="gr5" draw:text-style-name="P3" draw:layer="layout" svg:x1="11cm" svg:y1="6.5cm" svg:x2="12cm" svg:y2="6.75cm">
          <text:p/>
        </draw:line>
        <draw:line draw:style-name="gr5" draw:text-style-name="P3" draw:layer="layout" svg:x1="14.5cm" svg:y1="8cm" svg:x2="15.5cm" svg:y2="8.25cm">
          <text:p/>
        </draw:line>
        <draw:line draw:style-name="gr5" draw:text-style-name="P3" draw:layer="layout" svg:x1="18cm" svg:y1="9.5cm" svg:x2="19cm" svg:y2="9.75cm">
          <text:p/>
        </draw:line>
        <draw:line draw:style-name="gr5" draw:text-style-name="P3" draw:layer="layout" svg:x1="21.5cm" svg:y1="11cm" svg:x2="22.5cm" svg:y2="11.25cm">
          <text:p/>
        </draw:line>
        <draw:line draw:style-name="gr6" draw:text-style-name="P4" draw:layer="layout" svg:x1="20.5cm" svg:y1="11cm" svg:x2="22.5cm" svg:y2="12.5cm">
          <text:p/>
        </draw:line>
        <draw:line draw:style-name="gr6" draw:text-style-name="P4" draw:layer="layout" svg:x1="17cm" svg:y1="9.5cm" svg:x2="19cm" svg:y2="11cm">
          <text:p/>
        </draw:line>
        <draw:line draw:style-name="gr6" draw:text-style-name="P4" draw:layer="layout" svg:x1="13.5cm" svg:y1="8cm" svg:x2="15.5cm" svg:y2="9.5cm">
          <text:p/>
        </draw:line>
        <draw:line draw:style-name="gr6" draw:text-style-name="P4" draw:layer="layout" svg:x1="10cm" svg:y1="6.5cm" svg:x2="12cm" svg:y2="8cm">
          <text:p/>
        </draw:line>
        <draw:line draw:style-name="gr6" draw:text-style-name="P4" draw:layer="layout" svg:x1="6.5cm" svg:y1="5cm" svg:x2="8.5cm" svg:y2="6.5cm">
          <text:p/>
        </draw:line>
        <draw:line draw:style-name="gr6" draw:text-style-name="P4" draw:layer="layout" svg:x1="3cm" svg:y1="3.25cm" svg:x2="5cm" svg:y2="4.75cm">
          <text:p/>
        </draw:line>
        <draw:custom-shape draw:style-name="gr7" draw:text-style-name="P6" draw:layer="layout" svg:width="0.972cm" svg:height="0.75cm" svg:x="4.278cm" svg:y="2.55cm">
          <text:p text:style-name="P5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72cm" svg:height="0.75cm" svg:x="7.61cm" svg:y="4.016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72cm" svg:height="0.75cm" svg:x="11.228cm" svg:y="5.75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72cm" svg:height="0.75cm" svg:x="14.778cm" svg:y="7.25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72cm" svg:height="0.75cm" svg:x="18.25cm" svg:y="8.75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72cm" svg:height="0.75cm" svg:x="21.75cm" svg:y="10.25cm">
          <text:p text:style-name="P5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3:18:54.977840036</meta:creation-date>
    <dc:date>2024-10-12T13:31:43.443288635</dc:date>
    <meta:editing-duration>PT1M7S</meta:editing-duration>
    <meta:editing-cycles>1</meta:editing-cycles>
    <meta:document-statistic meta:object-count="27"/>
    <meta:generator>LibreOffice/24.2.6.2$Linux_X86_64 LibreOffice_project/420$Build-2</meta:generator>
  </office:meta>
</office:document-meta>
</file>